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‚l‚r ƒSƒVƒbƒN" svg:font-family="'‚l‚r ƒSƒVƒbƒN'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adornments="標準" style:font-family-generic="modern" style:font-pitch="variable"/>
    <style:font-face style:name="游ゴシック3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adornments="太字" style:font-family-generic="modern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style:style style:name="ta4" style:family="table" style:master-page-name="mp3">
      <style:table-properties table:display="fals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140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46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4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2" style:family="table-cell" style:parent-style-name="Default" style:data-style-name="N0">
      <style:text-properties style:font-name="ＭＳ Ｐゴシック" fo:font-weight="bold" style:font-name-asian="ＭＳ Ｐゴシック2" style:font-weight-asian="bold" style:font-name-complex="ＭＳ Ｐゴシック1" style:font-weight-complex="bold"/>
    </style:style>
    <style:style style:name="ce5" style:family="table-cell" style:parent-style-name="Default" style:data-style-name="N0">
      <style:text-properties style:font-name="ＭＳ Ｐゴシック" fo:font-weight="normal" style:font-name-asian="ＭＳ Ｐゴシック1" style:font-weight-asian="normal" style:font-name-complex="ＭＳ Ｐゴシック1" style:font-weight-complex="normal"/>
    </style:style>
    <style:style style:name="ce151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6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59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0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5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3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4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5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6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8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9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0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1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3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6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9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90" style:family="table-cell" style:parent-style-name="Default" style:data-style-name="N122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1" style:family="table-cell" style:parent-style-name="Default" style:data-style-name="N122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3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5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97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8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02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3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4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5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0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10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fo:font-weight="normal" style:font-name-asian="游ゴシック1" style:font-size-asian="9pt" style:font-weight-asian="normal" style:font-name-complex="ＭＳ Ｐゴシック1" style:font-size-complex="9pt" style:font-weight-complex="normal"/>
    </style:style>
    <style:style style:name="ce5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2" fo:font-size="8pt" style:font-name-asian="游ゴシック2" style:font-size-asian="8pt" style:font-name-complex="ＭＳ Ｐゴシック1" style:font-size-complex="8pt"/>
    </style:style>
    <style:style style:name="ce14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3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9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1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2" style:family="table-cell" style:parent-style-name="Default">
      <style:text-properties style:font-name="游ゴシック1" fo:font-size="9pt" style:font-name-asian="游ゴシック1" style:font-size-asian="9pt" style:font-size-complex="9pt"/>
    </style:style>
    <style:style style:name="ce275" style:family="table-cell" style:parent-style-name="Default" style:data-style-name="N0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ce276" style:family="table-cell" style:parent-style-name="Default" style:data-style-name="N10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7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8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8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97" style:family="table-cell" style:parent-style-name="Default" style:data-style-name="N0">
      <style:table-cell-properties fo:background-color="transparent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8" style:family="table-cell" style:parent-style-name="Default" style:data-style-name="N0">
      <style:table-cell-properties fo:background-color="transparent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00" style:family="table-cell" style:parent-style-name="Default" style:data-style-name="N0">
      <style:table-cell-properties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05" style:family="table-cell" style:parent-style-name="Default" style:data-style-name="N0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07" style:family="table-cell" style:parent-style-name="Default" style:data-style-name="N10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1" style:family="table-cell" style:parent-style-name="Default" style:data-style-name="N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14" style:family="table-cell" style:parent-style-name="Default" style:data-style-name="N0">
      <style:table-cell-properties fo:background-color="transparent"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15" style:family="table-cell" style:parent-style-name="Default" style:data-style-name="N10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8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320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24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5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26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27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28" style:family="table-cell" style:parent-style-name="Default" style:data-style-name="N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29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1" style:family="table-cell" style:parent-style-name="Default" style:data-style-name="N36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32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3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1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4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3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4" style:family="table-cell" style:parent-style-name="Default" style:data-style-name="N0"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138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39" style:family="table-cell" style:parent-style-name="Default" style:data-style-name="N0">
      <style:text-properties style:font-name="ＭＳ Ｐゴシック" fo:font-weight="bold" style:font-name-asian="ＭＳ Ｐゴシック2" style:font-weight-asian="bold" style:font-name-complex="ＭＳ Ｐゴシック1" style:font-weight-complex="bold"/>
    </style:style>
    <style:style style:name="ce142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4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44" style:family="table-cell" style:parent-style-name="Default" style:data-style-name="N0">
      <style:text-properties style:font-name="ＭＳ Ｐゴシック" fo:font-weight="normal" style:font-name-asian="ＭＳ Ｐゴシック1" style:font-weight-asian="normal" style:font-name-complex="ＭＳ Ｐゴシック1" style:font-weight-complex="normal"/>
    </style:style>
    <style:style style:name="ce145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7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8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50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2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4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5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8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1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3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7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8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0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1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2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5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8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209" style:family="table-cell" style:parent-style-name="Default" style:data-style-name="N122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1" style:family="table-cell" style:parent-style-name="Default" style:data-style-name="N122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3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5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17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9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fo:font-weight="normal" style:font-name-asian="游ゴシック1" style:font-size-asian="9pt" style:font-weight-asian="normal" style:font-name-complex="ＭＳ Ｐゴシック1" style:font-size-complex="9pt" style:font-weight-complex="normal"/>
    </style:style>
    <style:style style:name="ce223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4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5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2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2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8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2" fo:font-size="8pt" style:font-name-asian="游ゴシック2" style:font-size-asian="8pt" style:font-name-complex="ＭＳ Ｐゴシック1" style:font-size-complex="8pt"/>
    </style:style>
    <style:style style:name="ce2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30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8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65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6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name-asian="游ゴシック1" style:font-size-asian="8pt"/>
    </style:style>
    <style:style style:name="ce236" style:family="table-cell" style:parent-style-name="Default">
      <style:text-properties fo:font-size="8pt" style:font-name-asian="游ゴシック1" style:font-size-asian="8pt"/>
    </style:style>
    <style:style style:name="ce63" style:family="table-cell" style:parent-style-name="Default" style:data-style-name="N100">
      <style:table-cell-properties fo:border-bottom="0.06pt solid #000000" fo:background-color="#ffcccc" fo:border-left="0.51pt solid #000000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4" style:family="table-cell" style:parent-style-name="Default" style:data-style-name="N0">
      <style:table-cell-properties fo:border-bottom="none" fo:border-left="0.51pt solid #000000" fo:border-right="0.06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8" style:family="table-cell" style:parent-style-name="Default" style:data-style-name="N0">
      <style:table-cell-properties fo:border-bottom="0.51pt solid #000000" fo:border-left="0.51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9" style:family="table-cell" style:parent-style-name="Default">
      <style:text-properties style:font-name-asian="游ゴシック1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9" style:family="table-cell" style:parent-style-name="Default" style:data-style-name="N0">
      <style:table-cell-properties fo:border-bottom="0.51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6" style:family="table-cell" style:parent-style-name="Default">
      <style:table-cell-properties fo:background-color="#ffaa95" fo:border="0.51pt solid #000000"/>
      <style:text-properties fo:font-size="8pt" style:font-name-asian="游ゴシック1" style:font-size-asian="8pt"/>
    </style:style>
    <style:style style:name="ce247" style:family="table-cell" style:parent-style-name="Default">
      <style:table-cell-properties fo:background-color="#ffffff" fo:border="0.51pt solid #000000"/>
      <style:text-properties fo:font-size="8pt" style:font-name-asian="游ゴシック1" style:font-size-asian="8pt"/>
    </style:style>
    <style:style style:name="ce87" style:family="table-cell" style:parent-style-name="Default">
      <style:table-cell-properties fo:background-color="#ffffff" fo:border="none"/>
      <style:text-properties fo:font-size="8pt" style:font-name-asian="游ゴシック1" style:font-size-asian="8pt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0" style:family="table-cell" style:parent-style-name="Default">
      <style:table-cell-properties fo:border="0.51pt solid #000000"/>
      <style:text-properties fo:font-size="8pt" style:font-name-asian="游ゴシック1" style:font-size-asian="8pt"/>
    </style:style>
    <style:style style:name="ce9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7" style:family="table-cell" style:parent-style-name="Default" style:data-style-name="N0">
      <style:table-cell-properties fo:border-bottom="0.06pt solid #000000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8" style:family="table-cell" style:parent-style-name="Default" style:data-style-name="N0">
      <style:table-cell-properties fo:border-bottom="0.51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1" style:family="table-cell" style:parent-style-name="Default">
      <style:table-cell-properties fo:background-color="#ffaa95"/>
      <style:text-properties fo:font-size="8pt" style:font-name-asian="游ゴシック1" style:font-size-asian="8pt"/>
    </style:style>
    <style:style style:name="ce257" style:family="table-cell" style:parent-style-name="Default">
      <style:table-cell-properties fo:background-color="#ffffff"/>
      <style:text-properties fo:font-size="8pt" style:font-name-asian="游ゴシック1" style:font-size-asian="8pt"/>
    </style:style>
    <style:style style:name="ce101" style:family="table-cell" style:parent-style-name="Default" style:data-style-name="N0">
      <style:table-cell-properties fo:border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3" style:family="table-cell" style:parent-style-name="Default" style:data-style-name="N0">
      <style:table-cell-properties fo:border-bottom="0.06pt solid #000000" fo:border-left="none" fo:border-right="0.06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fo:border-bottom="0.51pt solid #000000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5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8" style:family="table-cell" style:parent-style-name="Default">
      <style:text-properties fo:font-size="8pt" style:font-name-asian="游ゴシック1" style:font-size-asian="8pt" style:font-size-complex="8pt"/>
    </style:style>
    <style:style style:name="ce80" style:family="table-cell" style:parent-style-name="Default" style:data-style-name="N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游ゴシック1" fo:font-size="8pt" style:font-name-asian="游ゴシック1" style:font-size-asian="8pt" style:font-name-complex="Lucida Sans" style:font-size-complex="8pt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Lucida Sans" style:font-size-complex="8pt"/>
    </style:style>
    <style:style style:name="ce1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Lucida Sans" style:font-size-complex="8pt"/>
    </style:style>
    <style:style style:name="ce114" style:family="table-cell" style:parent-style-name="Default">
      <style:table-cell-properties fo:border="0.06pt solid #000000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8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6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85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118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6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0" style:family="table-cell" style:parent-style-name="Default" style:data-style-name="N0">
      <style:table-cell-properties fo:border-bottom="none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6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2" style:family="table-cell" style:parent-style-name="Default" style:data-style-name="N0">
      <style:table-cell-properties fo:border-bottom="0.06pt solid #000000" fo:background-color="#ffcccc" fo:border-left="none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 style:data-style-name="N0">
      <style:table-cell-properties fo:border-bottom="none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9" style:family="table-cell" style:parent-style-name="Default">
      <style:text-properties style:font-name="游ゴシック1" fo:font-size="9pt" style:font-name-asian="游ゴシック1" style:font-size-asian="9pt" style:font-size-complex="9pt"/>
    </style:style>
    <style:style style:name="ce290" style:family="table-cell" style:parent-style-name="Default" style:data-style-name="N0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ce291" style:family="table-cell" style:parent-style-name="Default" style:data-style-name="N10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2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9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95" style:family="table-cell" style:parent-style-name="Default" style:data-style-name="N0">
      <style:table-cell-properties fo:background-color="transparent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6" style:family="table-cell" style:parent-style-name="Default" style:data-style-name="N0">
      <style:table-cell-properties fo:background-color="transparent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99" style:family="table-cell" style:parent-style-name="Default" style:data-style-name="N0">
      <style:table-cell-properties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01" style:family="table-cell" style:parent-style-name="Default" style:data-style-name="N0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02" style:family="table-cell" style:parent-style-name="Default" style:data-style-name="N10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3" style:family="table-cell" style:parent-style-name="Default" style:data-style-name="N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4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06" style:family="table-cell" style:parent-style-name="Default" style:data-style-name="N0">
      <style:table-cell-properties fo:background-color="transparent"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08" style:family="table-cell" style:parent-style-name="Default" style:data-style-name="N10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9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13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7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33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39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46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7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48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49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50" style:family="table-cell" style:parent-style-name="Default" style:data-style-name="N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51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2" style:family="table-cell" style:parent-style-name="Default" style:data-style-name="N36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5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54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9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360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6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3" style:family="table-cell" style:parent-style-name="Default" style:data-style-name="N0"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T1" style:family="text">
      <style:text-properties fo:color="#000000" loext:opacity="100%" style:text-outline="false" style:text-line-through-style="none" style:text-line-through-type="none" style:font-name="‚l‚r ƒSƒVƒbƒ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‚l‚r ƒSƒVƒbƒ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‚l‚r ƒSƒVƒbƒ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游ゴシック1" style:font-name-complex="‚l‚r ƒSƒVƒbƒ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游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1" style:font-name-complex="游ゴシック" style:font-size-asian="8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138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14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9" office:value-type="string" calcext:value-type="string">
            <text:p>プロジェクト名：B-FORM E 〇〇工場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2" office:value-type="string" calcext:value-type="string">
            <text:p>機能名：</text:p>
          </table:table-cell>
          <table:table-cell table:style-name="ce142" office:value-type="string" calcext:value-type="string">
            <text:p>実践課題その２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43" office:value-type="string" calcext:value-type="string">
            <text:p>企業名：</text:p>
          </table:table-cell>
          <table:table-cell table:style-name="ce143" office:value-type="string" calcext:value-type="string">
            <text:p>B-FORME</text:p>
          </table:table-cell>
          <table:table-cell table:style-name="ce143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3" office:value-type="string" calcext:value-type="string">
            <text:p>所属：</text:p>
          </table:table-cell>
          <table:table-cell table:style-name="ce143" office:value-type="string" calcext:value-type="string">
            <text:p>B-FORME第１Java開発部隊</text:p>
          </table:table-cell>
          <table:table-cell table:style-name="ce143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3" office:value-type="string" calcext:value-type="string">
            <text:p>責任者：</text:p>
          </table:table-cell>
          <table:table-cell table:style-name="ce143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表題.$A$1" table:cell-range-address="表題.$A$1:表題.$I$29"/>
        </table:named-expressions>
      </table:table>
      <table:table table:name="更新履歴" table:style-name="ta1">
        <table:table-column table:style-name="co3" table:number-columns-repeated="2" table:default-cell-style-name="ce148"/>
        <table:table-column table:style-name="co4" table:number-columns-repeated="3" table:default-cell-style-name="ce148"/>
        <table:table-column table:style-name="co3" table:number-columns-repeated="2" table:default-cell-style-name="ce148"/>
        <table:table-column table:style-name="co4" table:number-columns-repeated="3" table:default-cell-style-name="ce148"/>
        <table:table-column table:style-name="co3" table:number-columns-repeated="2" table:default-cell-style-name="ce148"/>
        <table:table-column table:style-name="co4" table:number-columns-repeated="3" table:default-cell-style-name="ce148"/>
        <table:table-column table:style-name="co5" table:number-columns-repeated="5" table:default-cell-style-name="ce148"/>
        <table:table-column table:style-name="co1" table:number-columns-repeated="1004" table:default-cell-style-name="ce148"/>
        <table:table-row table:style-name="ro2">
          <table:table-cell table:style-name="ce145" office:value-type="string" calcext:value-type="string" table:number-columns-spanned="2" table:number-rows-spanned="2">
            <text:p>プロジェクト名</text:p>
          </table:table-cell>
          <table:covered-table-cell table:style-name="ce147"/>
          <table:table-cell table:style-name="ce157" table:formula="of:=[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147"/>
          <table:table-cell table:style-name="ce145" office:value-type="string" calcext:value-type="string" table:number-columns-spanned="2" table:number-rows-spanned="2">
            <text:p>機能名</text:p>
          </table:table-cell>
          <table:covered-table-cell table:style-name="ce147"/>
          <table:table-cell table:style-name="ce168" table:formula="of:=[メソッド一覧.M1]" office:value-type="string" office:string-value="実践課題その２" calcext:value-type="string" table:number-columns-spanned="3" table:number-rows-spanned="2">
            <text:p>実践課題その２</text:p>
          </table:table-cell>
          <table:covered-table-cell table:number-columns-repeated="2" table:style-name="ce147"/>
          <table:table-cell table:style-name="ce169" office:value-type="string" calcext:value-type="string" table:number-columns-spanned="2" table:number-rows-spanned="1">
            <text:p>作成日</text:p>
          </table:table-cell>
          <table:covered-table-cell table:style-name="ce147"/>
          <table:table-cell table:style-name="ce170" table:formula="of:=[.B5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185"/>
          <table:table-cell table:number-columns-repeated="1009"/>
        </table:table-row>
        <table:table-row table:style-name="ro2">
          <table:covered-table-cell table:number-columns-repeated="10" table:style-name="ce147"/>
          <table:table-cell table:style-name="ce169" office:value-type="string" calcext:value-type="string" table:number-columns-spanned="2" table:number-rows-spanned="1">
            <text:p>更新日</text:p>
          </table:table-cell>
          <table:covered-table-cell table:style-name="ce147"/>
          <table:table-cell table:style-name="ce170" table:formula="of:=LOOKUP(10^10;[.B:.B])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18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0" office:value-type="string" calcext:value-type="string" table:number-columns-spanned="2" table:number-rows-spanned="1">
            <text:p>年月日</text:p>
          </table:table-cell>
          <table:covered-table-cell table:style-name="ce158"/>
          <table:table-cell table:style-name="ce150" office:value-type="string" calcext:value-type="string" table:number-columns-spanned="10" table:number-rows-spanned="1">
            <text:p>内容</text:p>
          </table:table-cell>
          <table:covered-table-cell table:number-columns-repeated="9" table:style-name="ce158"/>
          <table:table-cell table:style-name="ce150" office:value-type="string" calcext:value-type="string" table:number-columns-spanned="2" table:number-rows-spanned="1">
            <text:p>更新者</text:p>
          </table:table-cell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4" office:value-type="date" office:date-value="2024-03-29" calcext:value-type="date" table:number-columns-spanned="2" table:number-rows-spanned="1">
            <text:p>2024年3月29日</text:p>
          </table:table-cell>
          <table:covered-table-cell table:style-name="ce161"/>
          <table:table-cell table:style-name="ce162" office:value-type="string" calcext:value-type="string">
            <text:p>新規作成</text:p>
          </table:table-cell>
          <table:table-cell table:style-name="ce166" table:number-columns-repeated="8"/>
          <table:table-cell table:style-name="ce171"/>
          <table:table-cell table:style-name="ce201" office:value-type="string" calcext:value-type="string" table:number-columns-spanned="2" table:number-rows-spanned="1">
            <text:p>市川貴則</text:p>
          </table:table-cell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5" table:number-columns-spanned="2" table:number-rows-spanned="1"/>
          <table:covered-table-cell table:style-name="ce161"/>
          <table:table-cell table:style-name="ce163"/>
          <table:table-cell table:style-name="ce167" table:number-columns-repeated="8"/>
          <table:table-cell table:style-name="ce172"/>
          <table:table-cell table:style-name="ce207" table:number-columns-spanned="2" table:number-rows-spanned="1"/>
          <table:covered-table-cell table:style-name="ce172"/>
          <table:table-cell table:number-columns-repeated="1009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9" calcext:value-type="float">
            <text:p>9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0" calcext:value-type="float">
            <text:p>10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8" calcext:value-type="float">
            <text:p>18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>
          <table:table-cell table:style-name="ce152" office:value-type="float" office:value="19" calcext:value-type="float">
            <text:p>19</text:p>
          </table:table-cell>
          <table:table-cell table:style-name="ce154" table:number-columns-spanned="2" table:number-rows-spanned="1"/>
          <table:covered-table-cell table:style-name="ce161"/>
          <table:table-cell table:style-name="ce162"/>
          <table:table-cell table:style-name="ce166" table:number-columns-repeated="8"/>
          <table:table-cell table:style-name="ce171"/>
          <table:table-cell table:style-name="ce201" table:number-columns-spanned="2" table:number-rows-spanned="1"/>
          <table:covered-table-cell table:style-name="ce158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メソッド一覧" table:style-name="ta2">
        <table:table-column table:style-name="co4" table:number-columns-repeated="28" table:default-cell-style-name="ce208"/>
        <table:table-column table:style-name="co1" table:number-columns-repeated="996" table:default-cell-style-name="ce208"/>
        <table:table-row table:style-name="ro1">
          <table:table-cell table:style-name="ce169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147"/>
          <table:table-cell table:style-name="ce222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147"/>
          <table:table-cell table:style-name="ce169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147"/>
          <table:table-cell table:style-name="ce229" table:formula="of:=[表題.D11]" office:value-type="string" office:string-value="実践課題その２" calcext:value-type="string" table:number-columns-spanned="4" table:number-rows-spanned="2">
            <text:p>実践課題その２</text:p>
          </table:table-cell>
          <table:covered-table-cell table:number-columns-repeated="3" table:style-name="ce147"/>
          <table:table-cell table:style-name="ce169" office:value-type="string" calcext:value-type="string" table:number-columns-spanned="2" table:number-rows-spanned="1">
            <text:p>作成日</text:p>
          </table:table-cell>
          <table:covered-table-cell table:style-name="ce147"/>
          <table:table-cell table:style-name="ce170" table:formula="of:=[更新履歴.M1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185"/>
          <table:table-cell table:style-name="ce230" table:number-columns-repeated="2"/>
          <table:table-cell table:number-columns-repeated="1001"/>
        </table:table-row>
        <table:table-row table:style-name="ro1">
          <table:covered-table-cell table:number-columns-repeated="16" table:style-name="ce147"/>
          <table:table-cell table:style-name="ce169" office:value-type="string" calcext:value-type="string" table:number-columns-spanned="2" table:number-rows-spanned="1">
            <text:p>更新日</text:p>
          </table:table-cell>
          <table:covered-table-cell table:style-name="ce147"/>
          <table:table-cell table:style-name="ce170" table:formula="of:=[更新履歴.M2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185"/>
          <table:table-cell table:style-name="ce230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213" office:value-type="string" calcext:value-type="string">
            <text:p>クラス名（論理名）</text:p>
          </table:table-cell>
          <table:table-cell table:style-name="ce217" table:number-columns-repeated="2"/>
          <table:table-cell table:style-name="ce213" office:value-type="string" calcext:value-type="string">
            <text:p>クラス名（物理名）</text:p>
          </table:table-cell>
          <table:table-cell table:style-name="ce217"/>
          <table:table-cell table:style-name="ce223"/>
          <table:table-cell table:style-name="ce217" office:value-type="string" calcext:value-type="string">
            <text:p>内容</text:p>
          </table:table-cell>
          <table:table-cell table:style-name="ce217" table:number-columns-repeated="9"/>
          <table:table-cell table:style-name="ce213" office:value-type="string" calcext:value-type="string">
            <text:p>備考</text:p>
          </table:table-cell>
          <table:table-cell table:style-name="ce217" table:number-columns-repeated="2"/>
          <table:table-cell table:style-name="ce223"/>
          <table:table-cell table:style-name="ce158" table:number-columns-repeated="1003"/>
        </table:table-row>
        <table:table-row table:style-name="ro2">
          <table:table-cell table:style-name="ce209" office:value-type="float" office:value="1" calcext:value-type="float">
            <text:p>1 </text:p>
          </table:table-cell>
          <table:table-cell table:style-name="ce214" office:value-type="string" calcext:value-type="string">
            <text:p>リポジトリー</text:p>
          </table:table-cell>
          <table:table-cell table:style-name="ce219" table:number-columns-repeated="2"/>
          <table:table-cell table:style-name="ce214" office:value-type="string" calcext:value-type="string">
            <text:p>UserDao</text:p>
          </table:table-cell>
          <table:table-cell table:style-name="ce219"/>
          <table:table-cell table:style-name="ce227"/>
          <table:table-cell table:style-name="ce228" office:value-type="string" calcext:value-type="string">
            <text:p><text:span text:style-name="T2">実践課題その２の</text:span>ユーザー情報のリポジトリークラス</text:p>
          </table:table-cell>
          <table:table-cell table:style-name="ce219" table:number-columns-repeated="8"/>
          <table:table-cell table:style-name="ce227"/>
          <table:table-cell table:style-name="ce214"/>
          <table:table-cell table:style-name="ce219" table:number-columns-repeated="2"/>
          <table:table-cell table:style-name="ce227"/>
          <table:table-cell table:style-name="ce158" table:number-columns-repeated="1003"/>
        </table:table-row>
        <table:table-row table:style-name="ro2">
          <table:table-cell table:style-name="ce158"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213" office:value-type="string" calcext:value-type="string">
            <text:p>メソッド名（論理名）</text:p>
          </table:table-cell>
          <table:table-cell table:style-name="ce217"/>
          <table:table-cell table:style-name="ce223"/>
          <table:table-cell table:style-name="ce213" office:value-type="string" calcext:value-type="string">
            <text:p>メソッド名（物理名）</text:p>
          </table:table-cell>
          <table:table-cell table:style-name="ce217"/>
          <table:table-cell table:style-name="ce223"/>
          <table:table-cell table:style-name="ce217" office:value-type="string" calcext:value-type="string">
            <text:p>内容</text:p>
          </table:table-cell>
          <table:table-cell table:style-name="ce217" table:number-columns-repeated="9"/>
          <table:table-cell table:style-name="ce213" office:value-type="string" calcext:value-type="string">
            <text:p>備考</text:p>
          </table:table-cell>
          <table:table-cell table:style-name="ce217" table:number-columns-repeated="2"/>
          <table:table-cell table:style-name="ce223"/>
          <table:table-cell table:style-name="ce158" table:number-columns-repeated="1003"/>
        </table:table-row>
        <table:table-row table:style-name="ro2">
          <table:table-cell table:style-name="ce211" office:value-type="float" office:value="1" calcext:value-type="float">
            <text:p>1 </text:p>
          </table:table-cell>
          <table:table-cell table:style-name="ce215" office:value-type="string" calcext:value-type="string">
            <text:p>全ユーザー情報の検索</text:p>
          </table:table-cell>
          <table:table-cell table:style-name="ce220"/>
          <table:table-cell table:style-name="ce224"/>
          <table:table-cell table:style-name="ce215" office:value-type="string" calcext:value-type="string">
            <text:p>findAll</text:p>
          </table:table-cell>
          <table:table-cell table:style-name="ce220"/>
          <table:table-cell table:style-name="ce224"/>
          <table:table-cell table:style-name="ce215" office:value-type="string" calcext:value-type="string">
            <text:p>全ユーザー情報を検索する</text:p>
          </table:table-cell>
          <table:table-cell table:style-name="ce220" table:number-columns-repeated="9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2" calcext:value-type="float">
            <text:p>2 </text:p>
          </table:table-cell>
          <table:table-cell table:style-name="ce215" office:value-type="string" calcext:value-type="string">
            <text:p>更新用ユーザー情報の検索</text:p>
          </table:table-cell>
          <table:table-cell table:style-name="ce220"/>
          <table:table-cell table:style-name="ce224"/>
          <table:table-cell table:style-name="ce215" office:value-type="string" calcext:value-type="string">
            <text:p>findOneById</text:p>
          </table:table-cell>
          <table:table-cell table:style-name="ce220"/>
          <table:table-cell table:style-name="ce224"/>
          <table:table-cell table:style-name="ce215" office:value-type="string" calcext:value-type="string">
            <text:p>更新用のユーザー情報を検索する</text:p>
          </table:table-cell>
          <table:table-cell table:style-name="ce221" table:number-columns-repeated="3"/>
          <table:table-cell table:style-name="ce220" table:number-columns-repeated="6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3" calcext:value-type="float">
            <text:p>3 </text:p>
          </table:table-cell>
          <table:table-cell table:style-name="ce216" office:value-type="string" calcext:value-type="string">
            <text:p>登録</text:p>
          </table:table-cell>
          <table:table-cell table:style-name="ce221"/>
          <table:table-cell table:style-name="ce225"/>
          <table:table-cell table:style-name="ce216" office:value-type="string" calcext:value-type="string">
            <text:p>insert</text:p>
          </table:table-cell>
          <table:table-cell table:style-name="ce221"/>
          <table:table-cell table:style-name="ce225"/>
          <table:table-cell table:style-name="ce221" office:value-type="string" calcext:value-type="string">
            <text:p>ユーザー情報を登録する</text:p>
          </table:table-cell>
          <table:table-cell table:style-name="ce221" table:number-columns-repeated="3"/>
          <table:table-cell table:style-name="ce220" table:number-columns-repeated="6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4" calcext:value-type="float">
            <text:p>4 </text:p>
          </table:table-cell>
          <table:table-cell table:style-name="ce216" office:value-type="string" calcext:value-type="string">
            <text:p>更新</text:p>
          </table:table-cell>
          <table:table-cell table:style-name="ce221"/>
          <table:table-cell table:style-name="ce225"/>
          <table:table-cell table:style-name="ce226" office:value-type="string" calcext:value-type="string">
            <text:p>update</text:p>
          </table:table-cell>
          <table:table-cell table:style-name="ce221"/>
          <table:table-cell table:style-name="ce225"/>
          <table:table-cell table:style-name="ce221" office:value-type="string" calcext:value-type="string">
            <text:p>ユーザー情報を更新する</text:p>
          </table:table-cell>
          <table:table-cell table:style-name="ce221" table:number-columns-repeated="3"/>
          <table:table-cell table:style-name="ce220" table:number-columns-repeated="6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5" calcext:value-type="float">
            <text:p>5 </text:p>
          </table:table-cell>
          <table:table-cell table:style-name="ce216" office:value-type="string" calcext:value-type="string">
            <text:p>削除</text:p>
          </table:table-cell>
          <table:table-cell table:style-name="ce221"/>
          <table:table-cell table:style-name="ce225"/>
          <table:table-cell table:style-name="ce216" office:value-type="string" calcext:value-type="string">
            <text:p>delete</text:p>
          </table:table-cell>
          <table:table-cell table:style-name="ce221"/>
          <table:table-cell table:style-name="ce225"/>
          <table:table-cell table:style-name="ce221" office:value-type="string" calcext:value-type="string">
            <text:p>ユーザー情報を削除する</text:p>
          </table:table-cell>
          <table:table-cell table:style-name="ce221" table:number-columns-repeated="3"/>
          <table:table-cell table:style-name="ce220" table:number-columns-repeated="6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6" calcext:value-type="float">
            <text:p>6 </text:p>
          </table:table-cell>
          <table:table-cell table:style-name="ce216"/>
          <table:table-cell table:style-name="ce221"/>
          <table:table-cell table:style-name="ce225"/>
          <table:table-cell table:style-name="ce216"/>
          <table:table-cell table:style-name="ce221"/>
          <table:table-cell table:style-name="ce225"/>
          <table:table-cell table:style-name="ce221" table:number-columns-repeated="4"/>
          <table:table-cell table:style-name="ce220" table:number-columns-repeated="6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7" calcext:value-type="float">
            <text:p>7 </text:p>
          </table:table-cell>
          <table:table-cell table:style-name="ce216"/>
          <table:table-cell table:style-name="ce221"/>
          <table:table-cell table:style-name="ce225"/>
          <table:table-cell table:style-name="ce216"/>
          <table:table-cell table:style-name="ce221"/>
          <table:table-cell table:style-name="ce225"/>
          <table:table-cell table:style-name="ce221" table:number-columns-repeated="4"/>
          <table:table-cell table:style-name="ce220" table:number-columns-repeated="6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8" calcext:value-type="float">
            <text:p>8 </text:p>
          </table:table-cell>
          <table:table-cell table:style-name="ce215"/>
          <table:table-cell table:style-name="ce220"/>
          <table:table-cell table:style-name="ce224"/>
          <table:table-cell table:style-name="ce215"/>
          <table:table-cell table:style-name="ce220"/>
          <table:table-cell table:style-name="ce224"/>
          <table:table-cell table:style-name="ce220" table:number-columns-repeated="10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9" calcext:value-type="float">
            <text:p>9 </text:p>
          </table:table-cell>
          <table:table-cell table:style-name="ce215"/>
          <table:table-cell table:style-name="ce220"/>
          <table:table-cell table:style-name="ce224"/>
          <table:table-cell table:style-name="ce215"/>
          <table:table-cell table:style-name="ce220"/>
          <table:table-cell table:style-name="ce224"/>
          <table:table-cell table:style-name="ce220" table:number-columns-repeated="10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2">
          <table:table-cell table:style-name="ce211" office:value-type="float" office:value="10" calcext:value-type="float">
            <text:p>10 </text:p>
          </table:table-cell>
          <table:table-cell table:style-name="ce215"/>
          <table:table-cell table:style-name="ce220"/>
          <table:table-cell table:style-name="ce224"/>
          <table:table-cell table:style-name="ce215"/>
          <table:table-cell table:style-name="ce220"/>
          <table:table-cell table:style-name="ce224"/>
          <table:table-cell table:style-name="ce220" table:number-columns-repeated="10"/>
          <table:table-cell table:style-name="ce215"/>
          <table:table-cell table:style-name="ce220" table:number-columns-repeated="2"/>
          <table:table-cell table:style-name="ce224"/>
          <table:table-cell table:style-name="ce158" table:number-columns-repeated="1003"/>
        </table:table-row>
        <table:table-row table:style-name="ro1">
          <table:table-cell table:style-name="ce212"/>
          <table:table-cell table:style-name="ce158" table:number-columns-repeated="20"/>
          <table:table-cell table:number-columns-repeated="1003"/>
        </table:table-row>
        <table:table-row table:style-name="ro1" table:number-rows-repeated="5">
          <table:table-cell table:style-name="ce158" table:number-columns-repeated="21"/>
          <table:table-cell table:number-columns-repeated="100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U$20"/>
        </table:named-expressions>
      </table:table>
      <table:table table:name="詳細設計_仕様" table:style-name="ta5">
        <table:table-column table:style-name="co7" table:number-columns-repeated="1024" table:default-cell-style-name="Default"/>
        <table:table-row table:style-name="ro2">
          <table:table-cell table:style-name="ce57" office:value-type="string" calcext:value-type="string" table:number-columns-spanned="2" table:number-rows-spanned="2">
            <text:p>プロジェクト名</text:p>
          </table:table-cell>
          <table:covered-table-cell table:style-name="ce158"/>
          <table:table-cell table:style-name="ce72" table:formula="of:=[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158"/>
          <table:table-cell table:style-name="ce57" office:value-type="string" calcext:value-type="string" table:number-columns-spanned="2" table:number-rows-spanned="2">
            <text:p>機能名</text:p>
          </table:table-cell>
          <table:covered-table-cell table:style-name="ce158"/>
          <table:table-cell table:style-name="ce80" table:formula="of:=[表題.D11]" office:value-type="string" office:string-value="実践課題その２" calcext:value-type="string" table:number-columns-spanned="3" table:number-rows-spanned="2">
            <text:p>実践課題その２</text:p>
          </table:table-cell>
          <table:covered-table-cell table:number-columns-repeated="2" table:style-name="ce158"/>
          <table:table-cell table:style-name="ce84" office:value-type="string" calcext:value-type="string" table:number-columns-spanned="2" table:number-rows-spanned="1">
            <text:p>作成日</text:p>
          </table:table-cell>
          <table:covered-table-cell table:style-name="ce158"/>
          <table:table-cell table:style-name="ce86" table:formula="of:=[更新履歴.M1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286"/>
          <table:table-cell table:style-name="ce289" table:number-columns-repeated="1008"/>
        </table:table-row>
        <table:table-row table:style-name="ro2">
          <table:covered-table-cell table:number-columns-repeated="11" table:style-name="ce158"/>
          <table:table-cell table:style-name="ce84" office:value-type="string" calcext:value-type="string" table:number-columns-spanned="2" table:number-rows-spanned="1">
            <text:p>更新日</text:p>
          </table:table-cell>
          <table:covered-table-cell table:style-name="ce158"/>
          <table:table-cell table:style-name="ce86" table:formula="of:=[更新履歴.M2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286"/>
          <table:table-cell table:style-name="ce289" table:number-columns-repeated="1008"/>
        </table:table-row>
        <table:table-row table:style-name="ro1">
          <table:table-cell table:style-name="ce218" table:number-columns-repeated="14"/>
          <table:table-cell table:number-columns-repeated="1010"/>
        </table:table-row>
        <table:table-row table:style-name="ro2">
          <table:table-cell table:style-name="ce65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8"/>
          <table:table-cell table:style-name="ce213" office:value-type="string" calcext:value-type="string">
            <text:p>メソッド名（物理名）</text:p>
          </table:table-cell>
          <table:table-cell table:style-name="ce217" table:number-columns-repeated="2"/>
          <table:table-cell table:style-name="ce223"/>
          <table:table-cell table:style-name="ce218" table:number-columns-repeated="1008"/>
        </table:table-row>
        <table:table-row table:style-name="ro2">
          <table:table-cell table:style-name="ce153" office:value-type="string" calcext:value-type="string">
            <text:p>IN</text:p>
          </table:table-cell>
          <table:table-cell table:style-name="ce70" office:value-type="string" calcext:value-type="string" table:number-columns-spanned="3" table:number-rows-spanned="1">
            <text:p>ー</text:p>
          </table:table-cell>
          <table:covered-table-cell table:style-name="ce166"/>
          <table:covered-table-cell table:style-name="ce171"/>
          <table:table-cell table:style-name="ce152" office:value-type="string" calcext:value-type="string" table:number-columns-spanned="4" table:number-rows-spanned="2">
            <text:p>全ユーザー情報の検索</text:p>
          </table:table-cell>
          <table:covered-table-cell table:number-columns-repeated="2" table:style-name="ce158"/>
          <table:covered-table-cell table:style-name="ce61"/>
          <table:table-cell table:style-name="ce153" office:value-type="string" calcext:value-type="string">
            <text:p>IN</text:p>
          </table:table-cell>
          <table:table-cell table:style-name="ce81" office:value-type="string" calcext:value-type="string" table:number-columns-spanned="3" table:number-rows-spanned="1">
            <text:p>ー</text:p>
          </table:table-cell>
          <table:covered-table-cell table:number-columns-repeated="2" table:style-name="ce167"/>
          <table:table-cell table:style-name="ce116" office:value-type="string" calcext:value-type="string" table:number-columns-spanned="4" table:number-rows-spanned="2">
            <text:p>findAll</text:p>
          </table:table-cell>
          <table:covered-table-cell table:number-columns-repeated="2" table:style-name="ce158"/>
          <table:covered-table-cell table:style-name="ce61"/>
          <table:table-cell table:style-name="ce218" table:number-columns-repeated="1008"/>
        </table:table-row>
        <table:table-row table:style-name="ro2">
          <table:table-cell table:style-name="ce152" office:value-type="string" calcext:value-type="string">
            <text:p>OUT</text:p>
          </table:table-cell>
          <table:table-cell table:style-name="ce162" office:value-type="string" calcext:value-type="string" table:number-columns-spanned="3" table:number-rows-spanned="1">
            <text:p>エンティティリスト</text:p>
          </table:table-cell>
          <table:covered-table-cell table:style-name="ce253"/>
          <table:covered-table-cell table:style-name="ce259"/>
          <table:covered-table-cell table:style-name="ce76"/>
          <table:covered-table-cell table:number-columns-repeated="2" table:style-name="ce253"/>
          <table:covered-table-cell table:style-name="ce259"/>
          <table:table-cell table:style-name="ce152" office:value-type="string" calcext:value-type="string">
            <text:p>OUT</text:p>
          </table:table-cell>
          <table:table-cell table:style-name="ce82" office:value-type="string" calcext:value-type="string" table:number-columns-spanned="3" table:number-rows-spanned="1">
            <text:p>List&lt;User&gt;</text:p>
          </table:table-cell>
          <table:covered-table-cell table:style-name="ce166"/>
          <table:covered-table-cell table:style-name="ce171"/>
          <table:covered-table-cell table:style-name="ce76"/>
          <table:covered-table-cell table:number-columns-repeated="2" table:style-name="ce253"/>
          <table:covered-table-cell table:style-name="ce259"/>
          <table:table-cell table:style-name="ce218" table:number-columns-repeated="1008"/>
        </table:table-row>
        <table:table-row table:style-name="ro2">
          <table:table-cell table:style-name="ce66"/>
          <table:table-cell table:style-name="ce218" table:number-columns-repeated="1023"/>
        </table:table-row>
        <table:table-row table:style-name="ro1">
          <table:table-cell table:style-name="ce67" office:value-type="string" calcext:value-type="string">
            <text:p>■</text:p>
          </table:table-cell>
          <table:table-cell table:style-name="ce236" office:value-type="string" calcext:value-type="string">
            <text:p>全ユーザー情報を検索する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office:value-type="string" calcext:value-type="string">
            <text:p>　1.　全ユーザー情報の検索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JDBCを用いて、以下のSQLを実行して検索結果を取得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SELECT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*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FROM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user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;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 office:value-type="string" calcext:value-type="string">
            <text:p>　2.　終了処理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エンティティリストに検索結果を設定し、処理を終了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3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8"/>
          <table:table-cell table:style-name="ce213" office:value-type="string" calcext:value-type="string">
            <text:p>メソッド名（物理名）</text:p>
          </table:table-cell>
          <table:table-cell table:style-name="ce217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64" office:value-type="string" calcext:value-type="string">
            <text:p>IN</text:p>
          </table:table-cell>
          <table:table-cell table:style-name="ce77" office:value-type="string" calcext:value-type="string" table:number-columns-spanned="3" table:number-rows-spanned="1">
            <text:p>ID</text:p>
          </table:table-cell>
          <table:covered-table-cell table:style-name="ce97"/>
          <table:covered-table-cell table:style-name="ce103"/>
          <table:table-cell table:style-name="ce75" office:value-type="string" calcext:value-type="string" table:number-columns-spanned="4" table:number-rows-spanned="2">
            <text:p>更新用ユーザー情報の検索</text:p>
          </table:table-cell>
          <table:covered-table-cell table:number-columns-repeated="2" table:style-name="ce158"/>
          <table:covered-table-cell table:style-name="ce61"/>
          <table:table-cell table:style-name="ce153" office:value-type="string" calcext:value-type="string">
            <text:p>IN</text:p>
          </table:table-cell>
          <table:table-cell table:style-name="ce83" office:value-type="string" calcext:value-type="string" table:number-columns-spanned="3" table:number-rows-spanned="1">
            <text:p>Integer</text:p>
          </table:table-cell>
          <table:covered-table-cell table:number-columns-repeated="2" table:style-name="ce167"/>
          <table:table-cell table:style-name="ce85" office:value-type="string" calcext:value-type="string" table:number-columns-spanned="4" table:number-rows-spanned="2">
            <text:p>findOneById</text:p>
          </table:table-cell>
          <table:covered-table-cell table:number-columns-repeated="2" table:style-name="ce158"/>
          <table:covered-table-cell table:style-name="ce61"/>
          <table:table-cell table:number-columns-repeated="1008"/>
        </table:table-row>
        <table:table-row table:style-name="ro1">
          <table:table-cell table:style-name="ce68" office:value-type="string" calcext:value-type="string">
            <text:p>OUT</text:p>
          </table:table-cell>
          <table:table-cell table:style-name="ce79" office:value-type="string" calcext:value-type="string" table:number-columns-spanned="3" table:number-rows-spanned="1">
            <text:p>エンティティ</text:p>
          </table:table-cell>
          <table:covered-table-cell table:style-name="ce98"/>
          <table:covered-table-cell table:style-name="ce104"/>
          <table:covered-table-cell table:style-name="ce76"/>
          <table:covered-table-cell table:number-columns-repeated="2" table:style-name="ce253"/>
          <table:covered-table-cell table:style-name="ce259"/>
          <table:table-cell table:style-name="ce152" office:value-type="string" calcext:value-type="string">
            <text:p>OUT</text:p>
          </table:table-cell>
          <table:table-cell table:style-name="ce82" office:value-type="string" calcext:value-type="string" table:number-columns-spanned="3" table:number-rows-spanned="1">
            <text:p>Entity</text:p>
          </table:table-cell>
          <table:covered-table-cell table:style-name="ce166"/>
          <table:covered-table-cell table:style-name="ce171"/>
          <table:covered-table-cell table:style-name="ce76"/>
          <table:covered-table-cell table:number-columns-repeated="2" table:style-name="ce253"/>
          <table:covered-table-cell table:style-name="ce259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7" office:value-type="string" calcext:value-type="string">
            <text:p>■</text:p>
          </table:table-cell>
          <table:table-cell table:style-name="ce236" office:value-type="string" calcext:value-type="string">
            <text:p>更新用ユーザー情報を検索する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office:value-type="string" calcext:value-type="string">
            <text:p>　1.　更新用ユーザー情報の検索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JDBCを用いて、以下のSQLを実行して検索結果を取得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SELECT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*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FROM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user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WHERE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id = :id 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;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46" office:value-type="string" calcext:value-type="string" table:number-columns-spanned="3" table:number-rows-spanned="1">
            <text:p>パラメータ</text:p>
          </table:table-cell>
          <table:covered-table-cell table:number-columns-repeated="2" table:style-name="ce91"/>
          <table:table-cell table:style-name="ce246" office:value-type="string" calcext:value-type="string" table:number-columns-spanned="4" table:number-rows-spanned="1">
            <text:p>値</text:p>
          </table:table-cell>
          <table:covered-table-cell table:style-name="ce91"/>
          <table:covered-table-cell table:number-columns-repeated="2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47" office:value-type="string" calcext:value-type="string" table:number-columns-spanned="3" table:number-rows-spanned="1">
            <text:p>:id</text:p>
          </table:table-cell>
          <table:covered-table-cell table:number-columns-repeated="2" table:style-name="ce257"/>
          <table:table-cell table:style-name="ce247" office:value-type="string" calcext:value-type="string" table:number-columns-spanned="4" table:number-rows-spanned="1">
            <text:p>ID</text:p>
          </table:table-cell>
          <table:covered-table-cell table:number-columns-repeated="2" table:style-name="ce257"/>
          <table:covered-table-cell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87"/>
          <table:table-cell table:style-name="ce257" table:number-columns-repeated="2"/>
          <table:table-cell table:style-name="ce87"/>
          <table:table-cell table:style-name="ce257" table:number-columns-repeated="2"/>
          <table:table-cell table:style-name="ce236" table:number-columns-repeated="9"/>
          <table:table-cell table:number-columns-repeated="1008"/>
        </table:table-row>
        <table:table-row table:style-name="ro1">
          <table:table-cell table:style-name="ce236" office:value-type="string" calcext:value-type="string">
            <text:p>　2.　終了処理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エンティティを設定し、処理を終了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3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8"/>
          <table:table-cell table:style-name="ce213" office:value-type="string" calcext:value-type="string">
            <text:p>メソッド名（物理名）</text:p>
          </table:table-cell>
          <table:table-cell table:style-name="ce217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53" office:value-type="string" calcext:value-type="string">
            <text:p>IN</text:p>
          </table:table-cell>
          <table:table-cell table:style-name="ce71" office:value-type="string" calcext:value-type="string" table:number-columns-spanned="3" table:number-rows-spanned="1">
            <text:p>エンティティ</text:p>
          </table:table-cell>
          <table:covered-table-cell table:style-name="ce166"/>
          <table:covered-table-cell table:style-name="ce171"/>
          <table:table-cell table:style-name="ce75" office:value-type="string" calcext:value-type="string" table:number-columns-spanned="4" table:number-rows-spanned="2">
            <text:p>登録</text:p>
          </table:table-cell>
          <table:covered-table-cell table:number-columns-repeated="2" table:style-name="ce158"/>
          <table:covered-table-cell table:style-name="ce61"/>
          <table:table-cell table:style-name="ce153" office:value-type="string" calcext:value-type="string">
            <text:p>IN</text:p>
          </table:table-cell>
          <table:table-cell table:style-name="ce83" office:value-type="string" calcext:value-type="string" table:number-columns-spanned="3" table:number-rows-spanned="1">
            <text:p>Entity</text:p>
          </table:table-cell>
          <table:covered-table-cell table:number-columns-repeated="2" table:style-name="ce167"/>
          <table:table-cell table:style-name="ce85" office:value-type="string" calcext:value-type="string" table:number-columns-spanned="4" table:number-rows-spanned="2">
            <text:p>insert</text:p>
          </table:table-cell>
          <table:covered-table-cell table:number-columns-repeated="2" table:style-name="ce158"/>
          <table:covered-table-cell table:style-name="ce61"/>
          <table:table-cell table:number-columns-repeated="1008"/>
        </table:table-row>
        <table:table-row table:style-name="ro1">
          <table:table-cell table:style-name="ce152" office:value-type="string" calcext:value-type="string">
            <text:p>OUT</text:p>
          </table:table-cell>
          <table:table-cell table:style-name="ce162" office:value-type="string" calcext:value-type="string" table:number-columns-spanned="3" table:number-rows-spanned="1">
            <text:p>登録件数</text:p>
          </table:table-cell>
          <table:covered-table-cell table:style-name="ce253"/>
          <table:covered-table-cell table:style-name="ce259"/>
          <table:covered-table-cell table:style-name="ce76"/>
          <table:covered-table-cell table:number-columns-repeated="2" table:style-name="ce253"/>
          <table:covered-table-cell table:style-name="ce259"/>
          <table:table-cell table:style-name="ce152" office:value-type="string" calcext:value-type="string">
            <text:p>OUT</text:p>
          </table:table-cell>
          <table:table-cell table:style-name="ce82" office:value-type="string" calcext:value-type="string" table:number-columns-spanned="3" table:number-rows-spanned="1">
            <text:p>int</text:p>
          </table:table-cell>
          <table:covered-table-cell table:style-name="ce166"/>
          <table:covered-table-cell table:style-name="ce171"/>
          <table:covered-table-cell table:style-name="ce76"/>
          <table:covered-table-cell table:number-columns-repeated="2" table:style-name="ce253"/>
          <table:covered-table-cell table:style-name="ce259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7" office:value-type="string" calcext:value-type="string">
            <text:p>■</text:p>
          </table:table-cell>
          <table:table-cell table:style-name="ce236" office:value-type="string" calcext:value-type="string">
            <text:p>ユーザー情報を登録する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office:value-type="string" calcext:value-type="string">
            <text:p>　1.　ユーザー情報の登録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JDBCを用いて、以下のSQLを実行してユーザー情報を登録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INSERT INTO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user(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4"/>name,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4"/>mail,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4"/>age, 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)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VALUES(</text:p>
          </table:table-cell>
          <table:table-cell table:style-name="ce236" table:number-columns-repeated="8"/>
          <table:table-cell table:number-columns-repeated="1014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:name,</text:p>
          </table:table-cell>
          <table:table-cell table:style-name="ce236" table:number-columns-repeated="8"/>
          <table:table-cell table:number-columns-repeated="1014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:mail,</text:p>
          </table:table-cell>
          <table:table-cell table:style-name="ce236" table:number-columns-repeated="8"/>
          <table:table-cell table:number-columns-repeated="1014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:age,</text:p>
          </table:table-cell>
          <table:table-cell table:style-name="ce236" table:number-columns-repeated="8"/>
          <table:table-cell table:number-columns-repeated="1014"/>
        </table:table-row>
        <table:table-row table:style-name="ro1">
          <table:table-cell table:style-name="ce236"/>
          <table:table-cell table:style-name="ce236" office:value-type="string" calcext:value-type="string">
            <text:p>)</text:p>
          </table:table-cell>
          <table:table-cell table:style-name="ce236" table:number-columns-repeated="2"/>
          <table:table-cell table:number-columns-repeated="6"/>
          <table:table-cell table:style-name="ce236" table:number-columns-repeated="6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;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46" office:value-type="string" calcext:value-type="string" table:number-columns-spanned="3" table:number-rows-spanned="1">
            <text:p>パラメータ</text:p>
          </table:table-cell>
          <table:covered-table-cell table:number-columns-repeated="2" table:style-name="ce91"/>
          <table:table-cell table:style-name="ce246" office:value-type="string" calcext:value-type="string" table:number-columns-spanned="4" table:number-rows-spanned="1">
            <text:p>値</text:p>
          </table:table-cell>
          <table:covered-table-cell table:number-columns-repeated="2" table:style-name="ce91"/>
          <table:covered-table-cell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50" office:value-type="string" calcext:value-type="string" table:number-columns-spanned="3" table:number-rows-spanned="1">
            <text:p>:name</text:p>
          </table:table-cell>
          <table:covered-table-cell table:number-columns-repeated="2" table:style-name="ce236"/>
          <table:table-cell table:style-name="ce250" office:value-type="string" calcext:value-type="string" table:number-columns-spanned="4" table:number-rows-spanned="1">
            <text:p><text:span text:style-name="T3">エンティティの</text:span>名前</text:p>
          </table:table-cell>
          <table:covered-table-cell table:number-columns-repeated="3"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50" office:value-type="string" calcext:value-type="string" table:number-columns-spanned="3" table:number-rows-spanned="1">
            <text:p>:mail</text:p>
          </table:table-cell>
          <table:covered-table-cell table:number-columns-repeated="2" table:style-name="ce236"/>
          <table:table-cell table:style-name="ce250" office:value-type="string" calcext:value-type="string" table:number-columns-spanned="4" table:number-rows-spanned="1">
            <text:p><text:span text:style-name="T3">エンティティの</text:span>メール</text:p>
          </table:table-cell>
          <table:covered-table-cell table:number-columns-repeated="3"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50" office:value-type="string" calcext:value-type="string" table:number-columns-spanned="3" table:number-rows-spanned="1">
            <text:p>:age</text:p>
          </table:table-cell>
          <table:covered-table-cell table:number-columns-repeated="2" table:style-name="ce236"/>
          <table:table-cell table:style-name="ce250" office:value-type="string" calcext:value-type="string" table:number-columns-spanned="4" table:number-rows-spanned="1">
            <text:p><text:span text:style-name="T3">エンティティの</text:span>年齢</text:p>
          </table:table-cell>
          <table:covered-table-cell table:number-columns-repeated="3"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 office:value-type="string" calcext:value-type="string">
            <text:p>　2.　終了処理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登録件数を設定し、処理を終了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3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8"/>
          <table:table-cell table:style-name="ce65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8"/>
          <table:table-cell table:style-name="ce213" office:value-type="string" calcext:value-type="string">
            <text:p>メソッド名（物理名）</text:p>
          </table:table-cell>
          <table:table-cell table:style-name="ce217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53" office:value-type="string" calcext:value-type="string">
            <text:p>IN</text:p>
          </table:table-cell>
          <table:table-cell table:style-name="ce71" office:value-type="string" calcext:value-type="string" table:number-columns-spanned="3" table:number-rows-spanned="1">
            <text:p>エンティティ</text:p>
          </table:table-cell>
          <table:covered-table-cell table:style-name="ce166"/>
          <table:covered-table-cell table:style-name="ce171"/>
          <table:table-cell table:style-name="ce75" office:value-type="string" calcext:value-type="string" table:number-columns-spanned="4" table:number-rows-spanned="2">
            <text:p>更新</text:p>
          </table:table-cell>
          <table:covered-table-cell table:number-columns-repeated="2" table:style-name="ce158"/>
          <table:covered-table-cell table:style-name="ce61"/>
          <table:table-cell table:style-name="ce153" office:value-type="string" calcext:value-type="string">
            <text:p>IN</text:p>
          </table:table-cell>
          <table:table-cell table:style-name="ce83" office:value-type="string" calcext:value-type="string" table:number-columns-spanned="3" table:number-rows-spanned="1">
            <text:p>Entity</text:p>
          </table:table-cell>
          <table:covered-table-cell table:number-columns-repeated="2" table:style-name="ce167"/>
          <table:table-cell table:style-name="ce85" office:value-type="string" calcext:value-type="string" table:number-columns-spanned="4" table:number-rows-spanned="2">
            <text:p>update</text:p>
          </table:table-cell>
          <table:covered-table-cell table:number-columns-repeated="2" table:style-name="ce158"/>
          <table:covered-table-cell table:style-name="ce61"/>
          <table:table-cell table:number-columns-repeated="1008"/>
        </table:table-row>
        <table:table-row table:style-name="ro1">
          <table:table-cell table:style-name="ce152" office:value-type="string" calcext:value-type="string">
            <text:p>OUT</text:p>
          </table:table-cell>
          <table:table-cell table:style-name="ce162" office:value-type="string" calcext:value-type="string" table:number-columns-spanned="3" table:number-rows-spanned="1">
            <text:p>登録件数</text:p>
          </table:table-cell>
          <table:covered-table-cell table:style-name="ce253"/>
          <table:covered-table-cell table:style-name="ce259"/>
          <table:covered-table-cell table:style-name="ce76"/>
          <table:covered-table-cell table:number-columns-repeated="2" table:style-name="ce253"/>
          <table:covered-table-cell table:style-name="ce259"/>
          <table:table-cell table:style-name="ce152" office:value-type="string" calcext:value-type="string">
            <text:p>OUT</text:p>
          </table:table-cell>
          <table:table-cell table:style-name="ce82" office:value-type="string" calcext:value-type="string" table:number-columns-spanned="3" table:number-rows-spanned="1">
            <text:p>int</text:p>
          </table:table-cell>
          <table:covered-table-cell table:style-name="ce166"/>
          <table:covered-table-cell table:style-name="ce171"/>
          <table:covered-table-cell table:style-name="ce76"/>
          <table:covered-table-cell table:number-columns-repeated="2" table:style-name="ce253"/>
          <table:covered-table-cell table:style-name="ce259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7" office:value-type="string" calcext:value-type="string">
            <text:p>■</text:p>
          </table:table-cell>
          <table:table-cell table:style-name="ce236" office:value-type="string" calcext:value-type="string">
            <text:p>ユーザー情報を更新する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office:value-type="string" calcext:value-type="string">
            <text:p>　1.　ユーザー情報の更新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JDBCを用いて、以下のSQLを実行してユーザー情報を登録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UPDATE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user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SET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name = :name,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mail = :mail,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age = :age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WHERE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id = :id 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;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46" office:value-type="string" calcext:value-type="string" table:number-columns-spanned="3" table:number-rows-spanned="1">
            <text:p>パラメータ</text:p>
          </table:table-cell>
          <table:covered-table-cell table:number-columns-repeated="2" table:style-name="ce91"/>
          <table:table-cell table:style-name="ce246" office:value-type="string" calcext:value-type="string" table:number-columns-spanned="4" table:number-rows-spanned="1">
            <text:p>値</text:p>
          </table:table-cell>
          <table:covered-table-cell table:style-name="ce91"/>
          <table:covered-table-cell table:number-columns-repeated="2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47" office:value-type="string" calcext:value-type="string" table:number-columns-spanned="3" table:number-rows-spanned="1">
            <text:p>:id</text:p>
          </table:table-cell>
          <table:covered-table-cell table:number-columns-repeated="2" table:style-name="ce257"/>
          <table:table-cell table:style-name="ce247" office:value-type="string" calcext:value-type="string" table:number-columns-spanned="4" table:number-rows-spanned="1">
            <text:p>エンティティのID</text:p>
          </table:table-cell>
          <table:covered-table-cell table:number-columns-repeated="2" table:style-name="ce257"/>
          <table:covered-table-cell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50" office:value-type="string" calcext:value-type="string" table:number-columns-spanned="3" table:number-rows-spanned="1">
            <text:p>:name</text:p>
          </table:table-cell>
          <table:covered-table-cell table:number-columns-repeated="2" table:style-name="ce236"/>
          <table:table-cell table:style-name="ce250" office:value-type="string" calcext:value-type="string" table:number-columns-spanned="4" table:number-rows-spanned="1">
            <text:p><text:span text:style-name="T3">エンティティの</text:span>名前</text:p>
          </table:table-cell>
          <table:covered-table-cell table:number-columns-repeated="3"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50" office:value-type="string" calcext:value-type="string" table:number-columns-spanned="3" table:number-rows-spanned="1">
            <text:p>:mail</text:p>
          </table:table-cell>
          <table:covered-table-cell table:number-columns-repeated="2" table:style-name="ce236"/>
          <table:table-cell table:style-name="ce250" office:value-type="string" calcext:value-type="string" table:number-columns-spanned="4" table:number-rows-spanned="1">
            <text:p><text:span text:style-name="T3">エンティティの</text:span>メール</text:p>
          </table:table-cell>
          <table:covered-table-cell table:number-columns-repeated="3" table:style-name="ce236"/>
          <table:table-cell table:style-name="ce236" table:number-columns-repeated="8"/>
          <table:table-cell table:number-columns-repeated="1008"/>
        </table:table-row>
        <table:table-row table:style-name="ro1">
          <table:table-cell table:style-name="ce236"/>
          <table:table-cell table:style-name="ce250" office:value-type="string" calcext:value-type="string" table:number-columns-spanned="3" table:number-rows-spanned="1">
            <text:p>:age</text:p>
          </table:table-cell>
          <table:covered-table-cell table:number-columns-repeated="2" table:style-name="ce236"/>
          <table:table-cell table:style-name="ce250" office:value-type="string" calcext:value-type="string" table:number-columns-spanned="4" table:number-rows-spanned="1">
            <text:p><text:span text:style-name="T3">エンティティの</text:span>年齢</text:p>
          </table:table-cell>
          <table:covered-table-cell table:number-columns-repeated="3" table:style-name="ce236"/>
          <table:table-cell table:style-name="ce236" table:number-columns-repeated="8"/>
          <table:table-cell table:number-columns-repeated="1008"/>
        </table:table-row>
        <table:table-row table:style-name="ro1" table:number-rows-repeated="2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 office:value-type="string" calcext:value-type="string">
            <text:p>　2.　終了処理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更新件数を設定し、処理を終了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5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67"/>
          <table:table-cell table:style-name="ce65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67"/>
          <table:table-cell table:style-name="ce65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67"/>
          <table:table-cell table:style-name="ce118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20"/>
          <table:covered-table-cell table:style-name="ce123"/>
          <table:table-cell table:number-columns-repeated="1008"/>
        </table:table-row>
        <table:table-row table:style-name="ro1">
          <table:table-cell table:style-name="ce152" office:value-type="string" calcext:value-type="string">
            <text:p>IN</text:p>
          </table:table-cell>
          <table:table-cell table:style-name="ce94" office:value-type="string" calcext:value-type="string" table:number-columns-spanned="3" table:number-rows-spanned="1">
            <text:p>ID</text:p>
          </table:table-cell>
          <table:covered-table-cell table:number-columns-repeated="2" table:style-name="ce101"/>
          <table:table-cell table:style-name="ce152" office:value-type="string" calcext:value-type="string" table:number-columns-spanned="4" table:number-rows-spanned="2">
            <text:p>削除</text:p>
          </table:table-cell>
          <table:covered-table-cell table:number-columns-repeated="2" table:style-name="ce158"/>
          <table:covered-table-cell table:style-name="ce101"/>
          <table:table-cell table:style-name="ce152" office:value-type="string" calcext:value-type="string">
            <text:p>IN</text:p>
          </table:table-cell>
          <table:table-cell table:style-name="ce113" office:value-type="string" calcext:value-type="string" table:number-columns-spanned="3" table:number-rows-spanned="1">
            <text:p>Integer</text:p>
          </table:table-cell>
          <table:covered-table-cell table:number-columns-repeated="2" table:style-name="ce101"/>
          <table:table-cell table:style-name="ce116" office:value-type="string" calcext:value-type="string" table:number-columns-spanned="4" table:number-rows-spanned="2">
            <text:p>delete</text:p>
          </table:table-cell>
          <table:covered-table-cell table:number-columns-repeated="2" table:style-name="ce158"/>
          <table:covered-table-cell table:style-name="ce61"/>
          <table:table-cell table:number-columns-repeated="1008"/>
        </table:table-row>
        <table:table-row table:style-name="ro1">
          <table:table-cell table:style-name="ce152" office:value-type="string" calcext:value-type="string">
            <text:p>OUT</text:p>
          </table:table-cell>
          <table:table-cell table:style-name="ce152" office:value-type="string" calcext:value-type="string" table:number-columns-spanned="3" table:number-rows-spanned="1">
            <text:p>削除件数</text:p>
          </table:table-cell>
          <table:covered-table-cell table:number-columns-repeated="6" table:style-name="ce253"/>
          <table:table-cell table:style-name="ce152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int</text:p>
          </table:table-cell>
          <table:covered-table-cell table:number-columns-repeated="5" table:style-name="ce253"/>
          <table:covered-table-cell table:style-name="ce259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67" office:value-type="string" calcext:value-type="string">
            <text:p>■</text:p>
          </table:table-cell>
          <table:table-cell table:style-name="ce236" office:value-type="string" calcext:value-type="string">
            <text:p>ユーザー情報を削除する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 office:value-type="string" calcext:value-type="string">
            <text:p>　1.　ユーザー情報の削除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JDBCを用いて、以下のSQLを実行してユーザー情報を削除する</text:p>
          </table:table-cell>
          <table:table-cell table:style-name="ce236" table:number-columns-repeated="15"/>
          <table:table-cell table:number-columns-repeated="1008"/>
        </table:table-row>
        <table:table-row table:style-name="ro1">
          <table:table-cell table:style-name="ce236" table:number-columns-repeated="16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DELETE <text:s/>FROM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user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WHERE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<text:s text:c="2"/>id = :id 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236"/>
          <table:table-cell table:style-name="ce236" office:value-type="string" calcext:value-type="string">
            <text:p>;</text:p>
          </table:table-cell>
          <table:table-cell table:style-name="ce236" table:number-columns-repeated="14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/>
          <table:table-cell table:style-name="ce246" office:value-type="string" calcext:value-type="string" table:number-columns-spanned="3" table:number-rows-spanned="1">
            <text:p>パラメータ</text:p>
          </table:table-cell>
          <table:covered-table-cell table:number-columns-repeated="2" table:style-name="ce91"/>
          <table:table-cell table:style-name="ce246" office:value-type="string" calcext:value-type="string" table:number-columns-spanned="4" table:number-rows-spanned="1">
            <text:p>値</text:p>
          </table:table-cell>
          <table:covered-table-cell table:style-name="ce91"/>
          <table:covered-table-cell table:number-columns-repeated="2"/>
          <table:table-cell table:style-name="ce69" table:number-columns-repeated="8"/>
          <table:table-cell table:number-columns-repeated="1008"/>
        </table:table-row>
        <table:table-row table:style-name="ro1">
          <table:table-cell table:style-name="ce69"/>
          <table:table-cell table:style-name="ce247" office:value-type="string" calcext:value-type="string" table:number-columns-spanned="3" table:number-rows-spanned="1">
            <text:p>:id</text:p>
          </table:table-cell>
          <table:covered-table-cell table:number-columns-repeated="2" table:style-name="ce257"/>
          <table:table-cell table:style-name="ce247" office:value-type="string" calcext:value-type="string" table:number-columns-spanned="4" table:number-rows-spanned="1">
            <text:p>ID</text:p>
          </table:table-cell>
          <table:covered-table-cell table:number-columns-repeated="2" table:style-name="ce257"/>
          <table:covered-table-cell table:style-name="ce236"/>
          <table:table-cell table:style-name="ce69" table:number-columns-repeated="8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236" office:value-type="string" calcext:value-type="string">
            <text:p>　2.　終了処理</text:p>
          </table:table-cell>
          <table:table-cell table:style-name="ce69" table:number-columns-repeated="15"/>
          <table:table-cell table:number-columns-repeated="1008"/>
        </table:table-row>
        <table:table-row table:style-name="ro1">
          <table:table-cell table:style-name="ce236" office:value-type="string" calcext:value-type="string">
            <text:p>　　(1)　削除件数を設定し、処理を終了する</text:p>
          </table:table-cell>
          <table:table-cell table:style-name="ce69" table:number-columns-repeated="15"/>
          <table:table-cell table:number-columns-repeated="1008"/>
        </table:table-row>
        <table:table-row table:style-name="ro1" table:number-rows-repeated="15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7"/>
          <table:table-cell table:style-name="ce78"/>
          <table:table-cell table:style-name="ce69" table:number-columns-repeated="8"/>
          <table:table-cell table:number-columns-repeated="1008"/>
        </table:table-row>
        <table:table-row table:style-name="ro1" table:number-rows-repeated="60">
          <table:table-cell table:style-name="ce69" table:number-columns-repeated="16"/>
          <table:table-cell table:number-columns-repeated="100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データベース" table:style-name="ta4">
        <table:table-column table:style-name="co3" table:number-columns-repeated="26" table:default-cell-style-name="ce290"/>
        <table:table-column table:style-name="co1" table:number-columns-repeated="998" table:default-cell-style-name="ce290"/>
        <table:table-row table:style-name="ro3">
          <table:table-cell table:style-name="ce145" office:value-type="string" calcext:value-type="string" table:number-columns-spanned="2" table:number-rows-spanned="2">
            <text:p>プロジェクト名</text:p>
          </table:table-cell>
          <table:covered-table-cell table:style-name="ce147"/>
          <table:table-cell table:style-name="ce157" table:formula="of:=[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147"/>
          <table:table-cell table:style-name="ce145" office:value-type="string" calcext:value-type="string" table:number-columns-spanned="2" table:number-rows-spanned="2">
            <text:p>機能名</text:p>
          </table:table-cell>
          <table:covered-table-cell table:style-name="ce147"/>
          <table:table-cell table:style-name="ce229" table:formula="of:=[表題.D11]" office:value-type="string" office:string-value="実践課題その２" calcext:value-type="string" table:number-columns-spanned="5" table:number-rows-spanned="2">
            <text:p>実践課題その２</text:p>
          </table:table-cell>
          <table:covered-table-cell table:style-name="ce352"/>
          <table:covered-table-cell table:number-columns-repeated="2" table:style-name="ce147"/>
          <table:covered-table-cell table:style-name="ce289"/>
          <table:table-cell table:style-name="ce169" office:value-type="string" calcext:value-type="string" table:number-columns-spanned="2" table:number-rows-spanned="1">
            <text:p>作成日</text:p>
          </table:table-cell>
          <table:covered-table-cell table:style-name="ce169"/>
          <table:table-cell table:style-name="ce360" table:formula="of:=[更新履歴.M1]" office:value-type="date" office:date-value="2024-03-29" calcext:value-type="date" table:number-columns-spanned="4" table:number-rows-spanned="1">
            <text:p>2024年3月29日</text:p>
          </table:table-cell>
          <table:covered-table-cell table:number-columns-repeated="3" table:style-name="ce286"/>
          <table:table-cell table:number-columns-repeated="1005"/>
        </table:table-row>
        <table:table-row table:style-name="ro3">
          <table:covered-table-cell table:number-columns-repeated="12" table:style-name="ce147"/>
          <table:covered-table-cell table:style-name="ce289"/>
          <table:table-cell table:style-name="ce169" office:value-type="string" calcext:value-type="string" table:number-columns-spanned="2" table:number-rows-spanned="1">
            <text:p>更新日</text:p>
          </table:table-cell>
          <table:covered-table-cell table:style-name="ce169"/>
          <table:table-cell table:style-name="ce360" table:formula="of:=[更新履歴.M2]" office:value-type="date" office:date-value="2024-03-29" calcext:value-type="date" table:number-columns-spanned="4" table:number-rows-spanned="1">
            <text:p>2024年3月29日</text:p>
          </table:table-cell>
          <table:covered-table-cell table:number-columns-repeated="3" table:style-name="ce28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291" office:value-type="string" calcext:value-type="string">
            <text:p>テーブル名（論理名）</text:p>
          </table:table-cell>
          <table:table-cell table:style-name="ce302" table:number-columns-repeated="2"/>
          <table:table-cell table:style-name="ce308"/>
          <table:table-cell table:style-name="ce313"/>
          <table:table-cell table:style-name="ce346" table:number-columns-repeated="10"/>
          <table:table-cell table:style-name="ce361" table:number-columns-repeated="3"/>
          <table:table-cell table:style-name="ce362"/>
          <table:table-cell table:style-name="ce158" table:number-columns-repeated="1005"/>
        </table:table-row>
        <table:table-row table:style-name="ro2">
          <table:table-cell table:style-name="ce291" office:value-type="string" calcext:value-type="string">
            <text:p>テーブル名（物理名）</text:p>
          </table:table-cell>
          <table:table-cell table:style-name="ce302" table:number-columns-repeated="2"/>
          <table:table-cell table:style-name="ce308"/>
          <table:table-cell table:style-name="ce313"/>
          <table:table-cell table:style-name="ce346" table:number-columns-repeated="10"/>
          <table:table-cell table:style-name="ce361" table:number-columns-repeated="3"/>
          <table:table-cell table:style-name="ce362"/>
          <table:table-cell table:style-name="ce158" table:number-columns-repeated="1005"/>
        </table:table-row>
        <table:table-row table:style-name="ro2">
          <table:table-cell table:style-name="ce292" office:value-type="string" calcext:value-type="string">
            <text:p>テーブルの目的</text:p>
          </table:table-cell>
          <table:table-cell table:style-name="ce303" table:number-columns-repeated="2"/>
          <table:table-cell table:style-name="ce309"/>
          <table:table-cell table:style-name="ce317"/>
          <table:table-cell table:style-name="ce158" table:number-columns-repeated="13"/>
          <table:table-cell table:style-name="ce61"/>
          <table:table-cell table:style-name="ce158" table:number-columns-repeated="1005"/>
        </table:table-row>
        <table:table-row table:style-name="ro2">
          <table:table-cell table:style-name="ce292" office:value-type="string" calcext:value-type="string">
            <text:p>レコードの保持期限</text:p>
          </table:table-cell>
          <table:table-cell table:style-name="ce303" table:number-columns-repeated="2"/>
          <table:table-cell table:style-name="ce309"/>
          <table:table-cell table:style-name="ce330"/>
          <table:table-cell table:style-name="ce166" table:number-columns-repeated="13"/>
          <table:table-cell table:style-name="ce171"/>
          <table:table-cell table:style-name="ce158" table:number-columns-repeated="1005"/>
        </table:table-row>
        <table:table-row table:style-name="ro2">
          <table:table-cell table:style-name="ce150" office:value-type="string" calcext:value-type="string" table:number-columns-spanned="4" table:number-rows-spanned="1">
            <text:p>カラム名（論理名）</text:p>
          </table:table-cell>
          <table:covered-table-cell table:number-columns-repeated="3" table:style-name="ce158"/>
          <table:table-cell table:style-name="ce150" office:value-type="string" calcext:value-type="string" table:number-columns-spanned="3" table:number-rows-spanned="1">
            <text:p>カラム名（物理名）</text:p>
          </table:table-cell>
          <table:covered-table-cell table:number-columns-repeated="2" table:style-name="ce158"/>
          <table:table-cell table:style-name="ce150" office:value-type="string" calcext:value-type="string" table:number-columns-spanned="4" table:number-rows-spanned="1">
            <text:p>INSERT</text:p>
          </table:table-cell>
          <table:covered-table-cell table:number-columns-repeated="3" table:style-name="ce158"/>
          <table:table-cell table:style-name="ce150" office:value-type="string" calcext:value-type="string" table:number-columns-spanned="4" table:number-rows-spanned="1">
            <text:p>UPDATE</text:p>
          </table:table-cell>
          <table:covered-table-cell table:number-columns-repeated="3" table:style-name="ce158"/>
          <table:table-cell table:style-name="ce150" office:value-type="string" calcext:value-type="string" table:number-columns-spanned="4" table:number-rows-spanned="1">
            <text:p>DELETE</text:p>
          </table:table-cell>
          <table:covered-table-cell table:number-columns-repeated="3" table:style-name="ce158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49"/>
          <table:table-cell table:style-name="ce350" table:number-columns-repeated="2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49"/>
          <table:table-cell table:style-name="ce350" table:number-columns-repeated="2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49"/>
          <table:table-cell table:style-name="ce350" table:number-columns-repeated="2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8"/>
          <table:table-cell table:style-name="ce349" table:number-columns-repeated="2"/>
          <table:table-cell table:style-name="ce353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49"/>
          <table:table-cell table:style-name="ce350" table:number-columns-repeated="2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49"/>
          <table:table-cell table:style-name="ce350" table:number-columns-repeated="2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49"/>
          <table:table-cell table:style-name="ce350" table:number-columns-repeated="2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49" table:number-columns-repeated="3"/>
          <table:table-cell table:style-name="ce359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7"/>
          <table:table-cell table:style-name="ce349" table:number-columns-repeated="2"/>
          <table:table-cell table:style-name="ce353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3"/>
          <table:table-cell table:style-name="ce304" table:number-columns-repeated="2"/>
          <table:table-cell table:style-name="ce310"/>
          <table:table-cell table:style-name="ce338"/>
          <table:table-cell table:style-name="ce304"/>
          <table:table-cell table:style-name="ce310"/>
          <table:table-cell table:style-name="ce349" table:number-columns-repeated="3"/>
          <table:table-cell table:style-name="ce353"/>
          <table:table-cell table:style-name="ce349"/>
          <table:table-cell table:style-name="ce350" table:number-columns-repeated="2"/>
          <table:table-cell table:style-name="ce359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4"/>
          <table:table-cell table:style-name="ce304" table:number-columns-repeated="2"/>
          <table:table-cell table:style-name="ce310"/>
          <table:table-cell table:style-name="ce339"/>
          <table:table-cell table:style-name="ce304"/>
          <table:table-cell table:style-name="ce310"/>
          <table:table-cell table:style-name="ce350"/>
          <table:table-cell table:style-name="ce349" table:number-columns-repeated="2"/>
          <table:table-cell table:style-name="ce353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4"/>
          <table:table-cell table:style-name="ce304" table:number-columns-repeated="2"/>
          <table:table-cell table:style-name="ce310"/>
          <table:table-cell table:style-name="ce339"/>
          <table:table-cell table:style-name="ce304"/>
          <table:table-cell table:style-name="ce310"/>
          <table:table-cell table:style-name="ce350"/>
          <table:table-cell table:style-name="ce349" table:number-columns-repeated="2"/>
          <table:table-cell table:style-name="ce353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4"/>
          <table:table-cell table:style-name="ce304" table:number-columns-repeated="2"/>
          <table:table-cell table:style-name="ce310"/>
          <table:table-cell table:style-name="ce339"/>
          <table:table-cell table:style-name="ce304"/>
          <table:table-cell table:style-name="ce310"/>
          <table:table-cell table:style-name="ce350"/>
          <table:table-cell table:style-name="ce349" table:number-columns-repeated="2"/>
          <table:table-cell table:style-name="ce353"/>
          <table:table-cell table:style-name="ce350" table:number-columns-repeated="3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294"/>
          <table:table-cell table:style-name="ce304" table:number-columns-repeated="2"/>
          <table:table-cell table:style-name="ce310"/>
          <table:table-cell table:style-name="ce339"/>
          <table:table-cell table:style-name="ce304"/>
          <table:table-cell table:style-name="ce310"/>
          <table:table-cell table:style-name="ce350"/>
          <table:table-cell table:style-name="ce349" table:number-columns-repeated="2"/>
          <table:table-cell table:style-name="ce353"/>
          <table:table-cell table:style-name="ce350" table:number-columns-repeated="3"/>
          <table:table-cell table:style-name="ce310"/>
          <table:table-cell table:style-name="ce355" table:number-columns-spanned="4" table:number-rows-spanned="1"/>
          <table:covered-table-cell table:number-columns-repeated="2" table:style-name="ce357"/>
          <table:covered-table-cell table:style-name="ce310"/>
          <table:table-cell table:style-name="ce158" table:number-columns-repeated="1005"/>
        </table:table-row>
        <table:table-row table:style-name="ro2">
          <table:table-cell table:style-name="ce162"/>
          <table:table-cell table:style-name="ce220" table:number-columns-repeated="2"/>
          <table:table-cell table:style-name="ce224"/>
          <table:table-cell table:style-name="ce166"/>
          <table:table-cell table:style-name="ce220"/>
          <table:table-cell table:style-name="ce224"/>
          <table:table-cell table:style-name="ce351" table:number-columns-repeated="3"/>
          <table:table-cell table:style-name="ce354"/>
          <table:table-cell table:style-name="ce356" table:number-columns-spanned="4" table:number-rows-spanned="1"/>
          <table:covered-table-cell table:number-columns-repeated="2" table:style-name="ce358"/>
          <table:covered-table-cell table:style-name="ce224"/>
          <table:table-cell table:style-name="ce356" office:value-type="string" calcext:value-type="string" table:number-columns-spanned="4" table:number-rows-spanned="1">
            <text:p>-</text:p>
          </table:table-cell>
          <table:covered-table-cell table:number-columns-repeated="2" table:style-name="ce358"/>
          <table:covered-table-cell table:style-name="ce224"/>
          <table:table-cell table:style-name="ce158" table:number-columns-repeated="1005"/>
        </table:table-row>
        <table:table-row table:style-name="ro2" table:number-rows-repeated="21">
          <table:table-cell table:style-name="ce295" table:number-columns-repeated="19"/>
          <table:table-cell table:style-name="ce158" table:number-columns-repeated="1005"/>
        </table:table-row>
        <table:table-row table:style-name="ro2" table:number-rows-repeated="12">
          <table:table-cell table:style-name="ce296" table:number-columns-repeated="19"/>
          <table:table-cell table:style-name="ce363" table:number-columns-repeated="1005"/>
        </table:table-row>
        <table:table-row table:style-name="ro2" table:number-rows-repeated="16">
          <table:table-cell table:style-name="ce296" table:number-columns-repeated="19"/>
          <table:table-cell table:style-name="ce148" table:number-columns-repeated="1005"/>
        </table:table-row>
        <table:table-row table:style-name="ro2" table:number-rows-repeated="2">
          <table:table-cell table:style-name="ce296" table:number-columns-repeated="4"/>
          <table:table-cell table:style-name="ce340"/>
          <table:table-cell table:style-name="ce296" table:number-columns-repeated="14"/>
          <table:table-cell table:style-name="ce148" table:number-columns-repeated="1005"/>
        </table:table-row>
        <table:table-row table:style-name="ro2">
          <table:table-cell table:style-name="ce296"/>
          <table:table-cell table:style-name="ce306"/>
          <table:table-cell table:style-name="ce296" table:number-columns-repeated="2"/>
          <table:table-cell table:style-name="ce340"/>
          <table:table-cell table:style-name="ce296" table:number-columns-repeated="14"/>
          <table:table-cell table:style-name="ce148" table:number-columns-repeated="1005"/>
        </table:table-row>
        <table:table-row table:style-name="ro2">
          <table:table-cell table:style-name="ce296"/>
          <table:table-cell table:style-name="ce306"/>
          <table:table-cell table:style-name="ce296" table:number-columns-repeated="2"/>
          <table:table-cell table:style-name="ce340"/>
          <table:table-cell table:style-name="ce296" table:number-columns-repeated="3"/>
          <table:table-cell table:style-name="ce306" table:number-columns-repeated="4"/>
          <table:table-cell table:style-name="ce296" table:number-columns-repeated="7"/>
          <table:table-cell table:style-name="ce148" table:number-columns-repeated="1005"/>
        </table:table-row>
        <table:table-row table:style-name="ro2">
          <table:table-cell table:style-name="ce299"/>
          <table:table-cell table:style-name="ce301"/>
          <table:table-cell table:style-name="ce299" table:number-columns-repeated="6"/>
          <table:table-cell table:style-name="ce301" table:number-columns-repeated="4"/>
          <table:table-cell table:style-name="ce299" table:number-columns-repeated="7"/>
          <table:table-cell table:style-name="ce148" table:number-columns-repeated="1005"/>
        </table:table-row>
        <table:table-row table:style-name="ro2" table:number-rows-repeated="2">
          <table:table-cell table:style-name="ce299"/>
          <table:table-cell table:style-name="ce301"/>
          <table:table-cell table:style-name="ce299" table:number-columns-repeated="2"/>
          <table:table-cell table:style-name="ce345"/>
          <table:table-cell table:style-name="ce299" table:number-columns-repeated="3"/>
          <table:table-cell table:style-name="ce301" table:number-columns-repeated="4"/>
          <table:table-cell table:style-name="ce299" table:number-columns-repeated="7"/>
          <table:table-cell table:style-name="ce148" table:number-columns-repeated="1005"/>
        </table:table-row>
        <table:table-row table:style-name="ro2" table:number-rows-repeated="3">
          <table:table-cell table:style-name="ce299"/>
          <table:table-cell table:style-name="ce301"/>
          <table:table-cell table:style-name="ce299" table:number-columns-repeated="6"/>
          <table:table-cell table:style-name="ce301" table:number-columns-repeated="4"/>
          <table:table-cell table:style-name="ce299" table:number-columns-repeated="7"/>
          <table:table-cell table:style-name="ce148" table:number-columns-repeated="1005"/>
        </table:table-row>
        <table:table-row table:style-name="ro2" table:number-rows-repeated="3">
          <table:table-cell table:style-name="ce299" table:number-columns-repeated="19"/>
          <table:table-cell table:style-name="ce148" table:number-columns-repeated="1005"/>
        </table:table-row>
        <table:table-row table:style-name="ro2">
          <table:table-cell table:style-name="ce301"/>
          <table:table-cell table:style-name="ce299" table:number-columns-repeated="11"/>
          <table:table-cell table:style-name="ce301" table:number-columns-repeated="7"/>
          <table:table-cell table:style-name="ce148" table:number-columns-repeated="1005"/>
        </table:table-row>
        <table:table-row table:style-name="ro2" table:number-rows-repeated="152">
          <table:table-cell table:style-name="ce301" table:number-columns-repeated="19"/>
          <table:table-cell table:style-name="ce148" table:number-columns-repeated="1005"/>
        </table:table-row>
        <table:table-row table:style-name="ro2" table:number-rows-repeated="36">
          <table:table-cell table:style-name="ce148" table:number-columns-repeated="1024"/>
        </table:table-row>
        <table:table-row table:style-name="ro2" table:number-rows-repeated="10482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データベース.$A$1" table:cell-range-address="データベース.$A$1:データベース.$S$5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‚l‚r ƒSƒVƒbƒN" svg:font-family="'‚l‚r ƒSƒVƒbƒN'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adornments="標準" style:font-family-generic="modern" style:font-pitch="variable"/>
    <style:font-face style:name="游ゴシック3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adornments="太字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3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3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¥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0" number:min-decimal-places="0" number:min-integer-digits="1"/>
      <number:text> </number:text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7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00/00/00</text:date>, <text:time style:data-style-name="N2" text:time-value="14:19:46.28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DESKTOP-KI0001</meta:initial-creator>
    <meta:creation-date>2021-12-02T05:06:17Z</meta:creation-date>
    <dc:date>2024-04-04T14:24:36.345000000</dc:date>
    <meta:print-date>2022-02-02T04:50:04Z</meta:print-date>
    <meta:editing-duration>P2DT7H22M31S</meta:editing-duration>
    <meta:editing-cycles>149</meta:editing-cycles>
    <meta:document-statistic meta:table-count="5" meta:cell-count="280" meta:object-count="0"/>
  </office:meta>
</office:document-meta>
</file>